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6cm" style:rel-column-width="21840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cm" style:rel-column-width="2914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6" svg:x1="0cm" svg:y1="0cm" svg:x2="9.999cm" svg:y2="0cm"><text:p/></draw:line></text:p>
      <text:p text:style-name="P5"><text:span text:style-name="T2">Compilato</text:span>:<text:tab/>L. Colla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32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Nessuna</text:p>
      <text:p text:style-name="P4"/>
      <text:p text:style-name="P9">Data creazione:<text:tab/><text:modification-date style:data-style-name="N36">01/11/2014</text:modification-date><text:title/><text:title/></text:p>
      <text:p text:style-name="P4"/>
      <text:p text:style-name="P3"><draw:line text:anchor-type="paragraph" draw:z-index="1" draw:style-name="gr1" draw:text-style-name="P16" svg:x1="0cm" svg:y1="0cm" svg:x2="9.999cm" svg:y2="0cm"><text:p/></draw:line></text:p>
      <text:h text:style-name="P12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3">Indice<text:tab/>2</text:p>
          <text:p text:style-name="P13">1.Descrizione generale<text:tab/>3</text:p>
          <text:p text:style-name="P14">1.Unità ingressi<text:tab/>3</text:p>
          <text:p text:style-name="P14">2.Unità uscite potenza<text:tab/>3</text:p>
          <text:p text:style-name="P14">3.Unità uscite di segnale<text:tab/>4</text:p>
          <text:p text:style-name="P14">4.Unità mista ingresso e uscita<text:tab/>4</text:p>
          <text:p text:style-name="P13">2.Porte<text:tab/>4</text:p>
          <text:p text:style-name="P14">1.Lato logica<text:tab/>4</text:p>
          <text:p text:style-name="P15">Pinout I2C<text:tab/>5</text:p>
          <text:p text:style-name="P15">Pinout diretto<text:tab/>5</text:p>
          <text:p text:style-name="P15">Selezione tipologia di comando<text:tab/>5</text:p>
          <text:p text:style-name="P14">2.Lato campo<text:tab/>5</text:p>
          <text:p text:style-name="P15">Pinout<text:tab/>6</text:p>
          <text:p text:style-name="P14">3.Indirizzi I2C<text:tab/>6</text:p>
          <text:p text:style-name="P14">4.Meccanica<text:tab/>6</text:p>
        </text:index-body>
      </text:table-of-content>
      <text:p text:style-name="Text_20_body"/>
      <text:p text:style-name="Text_20_body"/>
      <text:p text:style-name="Text_20_body"/>
      <text:h text:style-name="P12" text:outline-level="1">Descrizione generale</text:h>
      <text:p text:style-name="Text_20_body">Unità di ingressi e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ext:soft-page-break/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sta sia per mezzanina classica che per morsettiera con serraggio a molla.</text:p>
      <text:p text:style-name="Text_20_body">Si dovrà rispettare il seguente pinout</text:p>
      <text:h text:style-name="Heading_20_3" text:outline-level="3"><text:soft-page-break/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Lato campo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<text:soft-page-break/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1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1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1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1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Dovranno ess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01T12:27:00.82">01/11/2014</text:date></text:p>
            </table:table-cell>
            <table:table-cell table:style-name="Tabella2.A1" office:value-type="string">
              <text:p text:style-name="MP4">Pag. <text:page-number style:num-format="1" text:select-page="current">6</text:page-number> - <text:page-count>6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51S</meta:editing-duration>
    <meta:editing-cycles>32</meta:editing-cycles>
    <meta:generator>OpenOffice/4.0.1$Win32 OpenOffice.org_project/401m5$Build-9714</meta:generator>
    <dc:date>2014-11-01T12:27:00.81</dc:date>
    <meta:document-statistic meta:table-count="7" meta:image-count="0" meta:object-count="0" meta:page-count="6" meta:paragraph-count="163" meta:word-count="714" meta:character-count="4155"/>
    <meta:user-defined meta:name="Info 1"/>
    <meta:user-defined meta:name="Info 2"/>
    <meta:user-defined meta:name="Info 3"/>
    <meta:user-defined meta:name="Info 4"/>
  </office:meta>
</office:document-meta>
</file>